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.499cm" style:contextual-spacing="false"/>
      <style:text-properties fo:color="#c9211e" loext:opacity="100%" officeooo:rsid="001667e7" officeooo:paragraph-rsid="0022aafb"/>
    </style:style>
    <style:style style:name="P2" style:family="paragraph" style:parent-style-name="Table_20_Contents">
      <style:paragraph-properties fo:margin-top="0cm" fo:margin-bottom="0.499cm" style:contextual-spacing="false"/>
      <style:text-properties fo:color="#c9211e" loext:opacity="100%" officeooo:paragraph-rsid="00293aac"/>
    </style:style>
    <style:style style:name="P3" style:family="paragraph" style:parent-style-name="Table_20_Contents">
      <style:paragraph-properties fo:margin-top="0cm" fo:margin-bottom="0.499cm" style:contextual-spacing="false"/>
      <style:text-properties fo:color="#c9211e" loext:opacity="100%" officeooo:paragraph-rsid="0022aafb"/>
    </style:style>
    <style:style style:name="P4" style:family="paragraph" style:parent-style-name="Table_20_Contents">
      <style:paragraph-properties fo:margin-top="0cm" fo:margin-bottom="0.499cm" style:contextual-spacing="false"/>
      <style:text-properties fo:color="#c9211e" loext:opacity="100%" officeooo:paragraph-rsid="00256a0b"/>
    </style:style>
    <style:style style:name="P5" style:family="paragraph" style:parent-style-name="Table_20_Contents">
      <style:paragraph-properties fo:margin-top="0cm" fo:margin-bottom="0.499cm" style:contextual-spacing="false"/>
      <style:text-properties officeooo:rsid="00208cf7" officeooo:paragraph-rsid="0022aafb"/>
    </style:style>
    <style:style style:name="P6" style:family="paragraph" style:parent-style-name="Table_20_Contents">
      <style:paragraph-properties fo:margin-top="0cm" fo:margin-bottom="0.499cm" style:contextual-spacing="false"/>
      <style:text-properties officeooo:rsid="00226154" officeooo:paragraph-rsid="0022aafb"/>
    </style:style>
    <style:style style:name="P7" style:family="paragraph" style:parent-style-name="Table_20_Contents">
      <style:paragraph-properties fo:margin-top="0cm" fo:margin-bottom="0.499cm" style:contextual-spacing="false"/>
      <style:text-properties officeooo:rsid="00226154" officeooo:paragraph-rsid="003ec7ed"/>
    </style:style>
    <style:style style:name="P8" style:family="paragraph" style:parent-style-name="Table_20_Contents">
      <style:paragraph-properties fo:margin-top="0cm" fo:margin-bottom="0.499cm" style:contextual-spacing="false"/>
      <style:text-properties officeooo:paragraph-rsid="0022aafb"/>
    </style:style>
    <style:style style:name="P9" style:family="paragraph" style:parent-style-name="Table_20_Contents">
      <style:paragraph-properties fo:margin-top="0cm" fo:margin-bottom="0.499cm" style:contextual-spacing="false"/>
      <style:text-properties officeooo:paragraph-rsid="0023f08a"/>
    </style:style>
    <style:style style:name="P10" style:family="paragraph" style:parent-style-name="Table_20_Contents">
      <style:paragraph-properties fo:margin-top="0cm" fo:margin-bottom="0.499cm" style:contextual-spacing="false"/>
      <style:text-properties officeooo:paragraph-rsid="00282167"/>
    </style:style>
    <style:style style:name="P11" style:family="paragraph" style:parent-style-name="Table_20_Contents">
      <style:paragraph-properties fo:margin-top="0cm" fo:margin-bottom="0.499cm" style:contextual-spacing="false" fo:break-before="page"/>
      <style:text-properties officeooo:paragraph-rsid="00282167"/>
    </style:style>
    <style:style style:name="P12" style:family="paragraph" style:parent-style-name="Table_20_Contents">
      <style:paragraph-properties fo:margin-top="0cm" fo:margin-bottom="0.499cm" style:contextual-spacing="false"/>
      <style:text-properties officeooo:paragraph-rsid="00293aac"/>
    </style:style>
    <style:style style:name="P13" style:family="paragraph" style:parent-style-name="Table_20_Contents">
      <style:paragraph-properties fo:margin-top="0cm" fo:margin-bottom="0.499cm" style:contextual-spacing="false"/>
      <style:text-properties officeooo:paragraph-rsid="00418756"/>
    </style:style>
    <style:style style:name="P14" style:family="paragraph" style:parent-style-name="Table_20_Contents">
      <style:paragraph-properties fo:margin-top="0cm" fo:margin-bottom="0.499cm" style:contextual-spacing="false" fo:break-before="page"/>
      <style:text-properties officeooo:paragraph-rsid="00418756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d88ff"/>
    </style:style>
    <style:style style:name="T3" style:family="text">
      <style:text-properties fo:color="#c9211e" loext:opacity="100%" officeooo:rsid="000edf1a"/>
    </style:style>
    <style:style style:name="T4" style:family="text">
      <style:text-properties fo:color="#c9211e" loext:opacity="100%" officeooo:rsid="00100be8"/>
    </style:style>
    <style:style style:name="T5" style:family="text">
      <style:text-properties fo:color="#c9211e" loext:opacity="100%" officeooo:rsid="0010d410"/>
    </style:style>
    <style:style style:name="T6" style:family="text">
      <style:text-properties fo:color="#c9211e" loext:opacity="100%" officeooo:rsid="0012c122"/>
    </style:style>
    <style:style style:name="T7" style:family="text">
      <style:text-properties fo:color="#c9211e" loext:opacity="100%" officeooo:rsid="000cfa6d"/>
    </style:style>
    <style:style style:name="T8" style:family="text">
      <style:text-properties fo:color="#c9211e" loext:opacity="100%" officeooo:rsid="0014335f"/>
    </style:style>
    <style:style style:name="T9" style:family="text">
      <style:text-properties fo:color="#c9211e" loext:opacity="100%" officeooo:rsid="0015c399"/>
    </style:style>
    <style:style style:name="T10" style:family="text">
      <style:text-properties fo:color="#c9211e" loext:opacity="100%" officeooo:rsid="001667e7"/>
    </style:style>
    <style:style style:name="T11" style:family="text">
      <style:text-properties fo:color="#c9211e" loext:opacity="100%" officeooo:rsid="001864b9"/>
    </style:style>
    <style:style style:name="T12" style:family="text">
      <style:text-properties fo:color="#c9211e" loext:opacity="100%" officeooo:rsid="00194a83"/>
    </style:style>
    <style:style style:name="T13" style:family="text">
      <style:text-properties fo:color="#c9211e" loext:opacity="100%" officeooo:rsid="001c262d"/>
    </style:style>
    <style:style style:name="T14" style:family="text">
      <style:text-properties fo:color="#c9211e" loext:opacity="100%" officeooo:rsid="001e6bb0"/>
    </style:style>
    <style:style style:name="T15" style:family="text">
      <style:text-properties fo:color="#c9211e" loext:opacity="100%" officeooo:rsid="002018ce"/>
    </style:style>
    <style:style style:name="T16" style:family="text">
      <style:text-properties fo:color="#c9211e" loext:opacity="100%" officeooo:rsid="0023f08a"/>
    </style:style>
    <style:style style:name="T17" style:family="text">
      <style:text-properties fo:color="#c9211e" loext:opacity="100%" officeooo:rsid="00293aac"/>
    </style:style>
    <style:style style:name="T18" style:family="text">
      <style:text-properties fo:color="#c9211e" loext:opacity="100%" officeooo:rsid="002a741f"/>
    </style:style>
    <style:style style:name="T19" style:family="text">
      <style:text-properties fo:color="#c9211e" loext:opacity="100%" officeooo:rsid="002cf111"/>
    </style:style>
    <style:style style:name="T20" style:family="text">
      <style:text-properties fo:color="#c9211e" loext:opacity="100%" officeooo:rsid="002e3540"/>
    </style:style>
    <style:style style:name="T21" style:family="text">
      <style:text-properties fo:color="#c9211e" loext:opacity="100%" officeooo:rsid="002e8931"/>
    </style:style>
    <style:style style:name="T22" style:family="text">
      <style:text-properties fo:color="#c9211e" loext:opacity="100%" officeooo:rsid="00303eae"/>
    </style:style>
    <style:style style:name="T23" style:family="text">
      <style:text-properties fo:color="#c9211e" loext:opacity="100%" officeooo:rsid="00319a2b"/>
    </style:style>
    <style:style style:name="T24" style:family="text">
      <style:text-properties fo:color="#c9211e" loext:opacity="100%" officeooo:rsid="0032506b"/>
    </style:style>
    <style:style style:name="T25" style:family="text">
      <style:text-properties fo:color="#c9211e" loext:opacity="100%" officeooo:rsid="00339970"/>
    </style:style>
    <style:style style:name="T26" style:family="text">
      <style:text-properties fo:color="#c9211e" loext:opacity="100%" officeooo:rsid="00352f40"/>
    </style:style>
    <style:style style:name="T27" style:family="text">
      <style:text-properties fo:color="#c9211e" loext:opacity="100%" officeooo:rsid="00370c97"/>
    </style:style>
    <style:style style:name="T28" style:family="text">
      <style:text-properties fo:color="#c9211e" loext:opacity="100%" officeooo:rsid="0038d4cb"/>
    </style:style>
    <style:style style:name="T29" style:family="text">
      <style:text-properties fo:color="#c9211e" loext:opacity="100%" officeooo:rsid="00393629"/>
    </style:style>
    <style:style style:name="T30" style:family="text">
      <style:text-properties fo:color="#c9211e" loext:opacity="100%" officeooo:rsid="003d1486"/>
    </style:style>
    <style:style style:name="T31" style:family="text">
      <style:text-properties fo:color="#c9211e" loext:opacity="100%" officeooo:rsid="003ec7ed"/>
    </style:style>
    <style:style style:name="T32" style:family="text">
      <style:text-properties officeooo:rsid="00156756"/>
    </style:style>
    <style:style style:name="T33" style:family="text">
      <style:text-properties officeooo:rsid="001e1dca"/>
    </style:style>
    <style:style style:name="T34" style:family="text">
      <style:text-properties fo:color="#00a933" loext:opacity="100%"/>
    </style:style>
    <style:style style:name="T35" style:family="text">
      <style:text-properties fo:color="#2a6099" loext:opacity="100%"/>
    </style:style>
    <style:style style:name="T36" style:family="text">
      <style:text-properties fo:color="#ffff00" loext:opacity="100%"/>
    </style:style>
    <style:style style:name="T37" style:family="text">
      <style:text-properties fo:color="#ffff00" loext:opacity="100%" fo:background-color="transparent" loext:char-shading-value="0"/>
    </style:style>
    <style:style style:name="T38" style:family="text">
      <style:text-properties officeooo:rsid="00256a0b" fo:background-color="#ffff00" loext:char-shading-value="0"/>
    </style:style>
    <style:style style:name="T39" style:family="text">
      <style:text-properties officeooo:rsid="0022aafb"/>
    </style:style>
    <style:style style:name="T40" style:family="text">
      <style:text-properties officeooo:rsid="0023f08a"/>
    </style:style>
    <style:style style:name="T41" style:family="text">
      <style:text-properties officeooo:rsid="00256a0b"/>
    </style:style>
    <style:style style:name="T42" style:family="text">
      <style:text-properties officeooo:rsid="00293aac"/>
    </style:style>
    <style:style style:name="T43" style:family="text">
      <style:text-properties officeooo:rsid="002a741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01.[1,0pt] Em relação aos Algoritmos Genéticos, podemos afirmar que:</text:span><text:line-break/><text:line-break/>I – Em um algoritmo genético uma população de indivíduos (cromossomos) representa um conjunto de soluções candidatas (população) ao problema que se busca otimizar. <text:span text:style-name="T2">Verdadeiro</text:span><text:line-break/>II – Os processos de seleção de soluções candidatas, utilizados pelos algoritmos genéticos, buscam selecionar os candidatos mais aptos de forma a manter as melhores características genéticas presentes na população. <text:span text:style-name="T3">Verdadeiro</text:span><text:line-break/>III – A escolha da população inicial, deve ser criteriosa, gerando somente indivíduos com alto grau de fitness e não admitindo nenhum grau de aleatoriedade. <text:span text:style-name="T5">Falso</text:span><text:line-break/>IV – O operador de crossover combina cromossomos de indivíduos previamente selecionados, chamados de pais, para forma<text:span text:style-name="T32">r</text:span> novos indivíduos, os quais têm uma grande possibilidade de serem mais aptos que os seus genitores. <text:span text:style-name="T4">Verdadeiro</text:span><text:line-break/>Somente estão corretas as afirmações:<text:line-break/><text:line-break/>(a) Somente I e IV<text:line-break/>(b) Somente III e IV<text:line-break/><text:span text:style-name="T1">(c) Somente I, II e IV</text:span><text:line-break/>(d) Somente II, III, e IV</text:p>
      <text:p text:style-name="P8"><text:span text:style-name="T6">R</text:span><text:span text:style-name="T7">: </text:span><text:span text:style-name="T8">c</text:span><text:line-break/><text:line-break/><text:span text:style-name="Strong_20_Emphasis">02.[1,0pt] O operador Genético que atua aleatoriamente nos genes do cromossomo, gerando diversidade em uma cópia do cromossomo é:</text:span><text:line-break/>(a) Adaptação<text:line-break/>(b) Criação<text:line-break/>(c) Seleção<text:line-break/><text:span text:style-name="T1">(d) Mutação</text:span></text:p>
      <text:p text:style-name="P8"><text:span text:style-name="T6">R</text:span><text:span text:style-name="T7">: d</text:span></text:p>
      <text:p text:style-name="P8"><text:line-break/><text:span text:style-name="Strong_20_Emphasis">03.[1,0pt] Os algoritmos genéticos são técnicas de busca de Inteligência Artificial e tiveram um amplo impacto sobre problemas de otimização, como layout de circuitos e escalonamento de prestação de serviços. com relação a versão mais comum dessa técnica, considere as afirmativas a seguir.</text:span><text:line-break/><text:line-break/>I – o funcionamento dos algoritmos genéticos começam com um conjunto de k estados gerados aleatoriamente chamado de população. <text:span text:style-name="T10">Verdadeiro</text:span><text:line-break/>II – para cada par selecionado, é escolhido ao acaso um ponto de crossover dentre as posições na cadeia do individuo. <text:span text:style-name="T10">Verdadeiro</text:span><text:line-break/>III – a função de fitness de cada individuo deverá definir qual é o melhor ponto de crossover dos pares selecionados. <text:span text:style-name="T11">Falso</text:span><text:line-break/>IV – a fase de mutação dos algoritmos genéticos é obrigatória e deve seguir uma ordem aleatória para garantir vantagens em seus resultados. <text:span text:style-name="T11">Falso</text:span><text:line-break/>Assinale a alternativa correta.<text:line-break/><text:line-break/>(a) Somente as afirmativas I, II e III estão corretas<text:line-break/><text:span text:style-name="T1">(b) Somente as afirmativas I e II estão corretas</text:span><text:line-break/>(c) Somente as afirmativas II, III e IV estão corretas<text:line-break/>(d) Somente as afirmativas I e IV estão corretas</text:p>
      <text:p text:style-name="P1">R: b</text:p>
      <text:p text:style-name="P8"><text:soft-page-break/><text:span text:style-name="Strong_20_Emphasis">04.[1,0pt] Considerando que um algoritmo genético possui, em um determinado instante, uma população de quatro indivíduos de 4 bits cada (primeira coluna) com os seguintes valores de avaliação (segunda coluna)</text:span><text:line-break/><text:line-break/>0010        01<text:line-break/>0101        04<text:line-break/>0110        05<text:line-break/>1011        10<text:line-break/><text:line-break/>Qual o percentual de área da roleta que o segundo indivíduo (0101) deve receber no mecanismo de seleção?<text:line-break/><text:line-break/><text:span text:style-name="T1">(a) 20%</text:span><text:line-break/>(b) 25%<text:line-break/>(c) 40%<text:line-break/>(d) 30%</text:p>
      <text:p text:style-name="P8"><text:span text:style-name="T12">R: a</text:span></text:p>
      <text:p text:style-name="P3"><text:span text:style-name="T39">0010 (2)<text:tab/>01<text:tab/></text:span><text:span text:style-name="T39"><draw:frame draw:style-name="fr1" draw:name="Objeto1" text:anchor-type="as-char" svg:y="-0.619cm" svg:width="3.80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1">= 52.21%</text:span></text:p>
      <text:p text:style-name="P4"><text:span text:style-name="T39">0101 (5)<text:tab/>04<text:tab/></text:span><text:span text:style-name="T39"><draw:frame draw:style-name="fr1" draw:name="Objeto2" text:anchor-type="as-char" svg:y="-0.619cm" svg:width="3.801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41">= </text:span><text:span text:style-name="T38">20.89%</text:span></text:p>
      <text:p text:style-name="P4"><text:span text:style-name="T40">0110</text:span><text:span text:style-name="T39"> (</text:span><text:span text:style-name="T40">6</text:span><text:span text:style-name="T39">)<text:tab/>0</text:span><text:span text:style-name="T40">5<text:tab/></text:span><text:span text:style-name="T39"><draw:frame draw:style-name="fr1" draw:name="Objeto3" text:anchor-type="as-char" svg:y="-0.619cm" svg:width="3.801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41">= 17.41%</text:span></text:p>
      <text:p text:style-name="P4"><text:span text:style-name="T40">1011</text:span><text:span text:style-name="T39"> (</text:span><text:span text:style-name="T40">11</text:span><text:span text:style-name="T39">)<text:tab/></text:span><text:span text:style-name="T40">10<text:tab/></text:span><text:span text:style-name="T39"><draw:frame draw:style-name="fr1" draw:name="Objeto4" text:anchor-type="as-char" svg:y="-0.619cm" svg:width="3.801cm" svg:height="0.99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41">= 9.49%</text:span></text:p>
      <text:p text:style-name="P9"><text:span text:style-name="T16">Observa-se que o valor do indivíduo diminui 1 unidade para o valor de avaliação. Então a função é simplesmente x-1.</text:span><text:line-break/><text:line-break/><text:span text:style-name="Strong_20_Emphasis">05.[1,0pt] Os operadores genéticos mais importantes, que se forem corretamente aplicados nos indivíduos permitem gerar diversidade na população e facilitam a busca por indivíduos mais bem adaptados no espaço de busca são:</text:span><text:line-break/><text:line-break/>(a) Cruzamento e seleção<text:line-break/>(b) Mutação e adaptação<text:line-break/><text:span text:style-name="T1">(c) Cruzamento e Mutação</text:span><text:line-break/>(d) Seleção e adaptação</text:p>
      <text:p text:style-name="P10"><text:span text:style-name="T9">R: c</text:span><text:line-break/><text:line-break/></text:p>
      <text:p text:style-name="P11"><text:span text:style-name="Strong_20_Emphasis">06.[1,0pt] Em uma operação de seleção utilizando o método do Algoritmo Genético, busca-se conseguir maximizar uma função de aptidão f(x) = 1/x2. Qual o valor máximo de aptidão obtido por um individuo quando x pertence ao domínio [1, 2, 3,4]?</text:span><text:line-break/>(a) F(1) = 1<text:line-break/><text:span text:style-name="T1">(b) F(2) = ¼</text:span><text:line-break/>(c) F(3) = 1/9<text:line-break/>(d) F(4) = 1/16</text:p>
      <text:p text:style-name="P12"><text:span text:style-name="T15">R: b</text:span></text:p>
      <text:p text:style-name="P2"><text:span text:style-name="T42">F(1) = </text:span><text:span text:style-name="T43"><draw:frame draw:style-name="fr1" draw:name="Objeto5" text:anchor-type="as-char" svg:y="-0.619cm" svg:width="0.984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2"><text:s/></text:span><text:span text:style-name="T43">=</text:span><text:span text:style-name="T42"> ½</text:span></text:p>
      <text:p text:style-name="P2"><text:span text:style-name="T42">F(2) </text:span><text:span text:style-name="T43">= </text:span><text:span text:style-name="T43"><draw:frame draw:style-name="fr1" draw:name="Objeto6" text:anchor-type="as-char" svg:y="-0.619cm" svg:width="0.988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42"><text:s/>= ¼</text:span></text:p>
      <text:p text:style-name="P2"><text:span text:style-name="T42">F(3) </text:span><text:span text:style-name="T43">= </text:span><text:span text:style-name="T43"><draw:frame draw:style-name="fr1" draw:name="Objeto7" text:anchor-type="as-char" svg:y="-0.619cm" svg:width="0.991cm" svg:height="0.99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42"><text:s/>= 1/6</text:span></text:p>
      <text:p text:style-name="P12"><text:span text:style-name="T17">F(4) </text:span><text:span text:style-name="T18">= </text:span><text:span text:style-name="T18"><draw:frame draw:style-name="fr1" draw:name="Objeto8" text:anchor-type="as-char" svg:y="-0.619cm" svg:width="1.012cm" svg:height="0.99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7"><text:s/>= 1/8</text:span><text:line-break/><text:line-break/><text:span text:style-name="Strong_20_Emphasis">07.[1,0pt] O operador genético que permite que os cromossomos filhos herdem características genéticas do</text:span><text:span text:style-name="Strong_20_Emphasis"><text:span text:style-name="T33">s</text:span></text:span><text:span text:style-name="Strong_20_Emphasis"> cromossomos pais é:</text:span><text:line-break/><text:line-break/>(a) seleção<text:line-break/>(b) mutação<text:line-break/>(c) adaptação<text:line-break/><text:span text:style-name="T1">(d) crossover</text:span></text:p>
      <text:p text:style-name="P13"><text:span text:style-name="T13">R: d</text:span><text:line-break/><text:line-break/><text:span text:style-name="Strong_20_Emphasis">08.[1,0pt] Considere um algoritmo genético que opera sobre três indivíduos A, B, C descritos respectivamente pelos vetores binários A = [</text:span><text:span text:style-name="Strong_20_Emphasis"><text:span text:style-name="T36">110</text:span></text:span><text:span text:style-name="Strong_20_Emphasis"><text:span text:style-name="T1">11</text:span></text:span><text:span text:style-name="Strong_20_Emphasis"><text:span text:style-name="T37">000</text:span></text:span><text:span text:style-name="Strong_20_Emphasis">], B=[00010000], C=[</text:span><text:span text:style-name="Strong_20_Emphasis"><text:span text:style-name="T34">110</text:span></text:span><text:span text:style-name="Strong_20_Emphasis"><text:span text:style-name="T35">01</text:span></text:span><text:span text:style-name="Strong_20_Emphasis"><text:span text:style-name="T34">101</text:span></text:span><text:span text:style-name="Strong_20_Emphasis">], gerando dois novos indivíduos D = [</text:span><text:span text:style-name="Strong_20_Emphasis"><text:span text:style-name="T34">110</text:span></text:span><text:span text:style-name="Strong_20_Emphasis"><text:span text:style-name="T1">11</text:span></text:span><text:span text:style-name="Strong_20_Emphasis"><text:span text:style-name="T34">101</text:span></text:span><text:span text:style-name="Strong_20_Emphasis">] e E = [</text:span><text:span text:style-name="Strong_20_Emphasis"><text:span text:style-name="T36">110</text:span></text:span><text:span text:style-name="Strong_20_Emphasis"><text:span text:style-name="T35">01</text:span></text:span><text:span text:style-name="Strong_20_Emphasis"><text:span text:style-name="T37">000</text:span></text:span><text:span text:style-name="Strong_20_Emphasis">]. Os novos indivíduos foram gerados através de:</text:span><text:line-break/><text:line-break/>(a) <text:span text:style-name="T1">Crossover pelo ponto central dos indivíduos A e C</text:span><text:line-break/>(b) Crossover pelo ponto central dos indivíduos A e B<text:line-break/>(c) Crossover pelo ponto central dos indivíduos A e C seguido de mutação de um bit em cada novo individuo (D e E)<text:line-break/>(d) Crossover pelo ponto central dos indivíduos A e B seguido de mutação de um bit em cada novo individuo (D e E)<text:line-break/><text:line-break/><text:span text:style-name="T14">R: a</text:span><text:line-break/><text:line-break/></text:p>
      <text:p text:style-name="P14"><text:span text:style-name="Strong_20_Emphasis">09.[1,0pt] O que significa dizer que o ambiente de um agente esta inserido é determinístico?</text:span><text:line-break/></text:p>
      <text:p text:style-name="P5"><text:span text:style-name="T1"><text:tab/>Todas as ações do agente gerará uma saída esperada </text:span><text:span text:style-name="T19">(100% conhecida </text:span><text:span text:style-name="T20">ou previsível</text:span><text:span text:style-name="T19">)</text:span><text:span text:style-name="T1">. </text:span><text:span text:style-name="T21">Por exemplo: um veículo indo de A para B em uma situação completamente normal com ruas vazias, ou seja, sem acidentes, </text:span><text:span text:style-name="T22">sem buracos na pista que possam destruir o veículo, ou manutenções na via que gerem desvios. É como se fosse garantido que nada de ruim impedirá o veículo de fazer esse trajeto. </text:span><text:span text:style-name="T23">Então, em um ambiente determinístico, o resultado será o veículo sempre chegando em B.</text:span></text:p>
      <text:p text:style-name="P8"><text:line-break/><text:span text:style-name="Strong_20_Emphasis">10.[1,0pt] O que é um agente racional?</text:span></text:p>
      <text:p text:style-name="P7"><text:span text:style-name="T1"><text:tab/></text:span><text:span text:style-name="T24">É o agente que toma decisões sabendo que elas irão levá-lo a </text:span><text:span text:style-name="T25">resultado</text:span><text:span text:style-name="T26">s </text:span><text:span text:style-name="T25">melhor</text:span><text:span text:style-name="T26">e</text:span><text:span text:style-name="T31">s</text:span><text:span text:style-name="T24">. </text:span><text:span text:style-name="T27">Ele sabe que, fazendo tal coisa seu sucesso aumenta. Então, usando o exemplo da questão anterior, o </text:span><text:span text:style-name="T30">veículo</text:span><text:span text:style-name="T27"> que segue na faixa, respeitando o limite de velocidade da via e seguindo as indicações </text:span><text:span text:style-name="T28">que o levarão ao</text:span><text:span text:style-name="T27"> destino é um agente racional.</text:span></text:p>
      <text:p text:style-name="P6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09:24:10.504000000</meta:creation-date>
    <dc:date>2021-11-03T16:02:30.660000000</dc:date>
    <meta:editing-duration>PT5H15M16S</meta:editing-duration>
    <meta:editing-cycles>49</meta:editing-cycles>
    <meta:generator>LibreOffice/7.2.2.2$Windows_X86_64 LibreOffice_project/02b2acce88a210515b4a5bb2e46cbfb63fe97d56</meta:generator>
    <meta:document-statistic meta:table-count="0" meta:image-count="0" meta:object-count="8" meta:page-count="4" meta:paragraph-count="24" meta:word-count="874" meta:character-count="5275" meta:non-whitespace-character-count="4361"/>
  </office:meta>
</office:document-meta>
</file>

<file path=Object 1/content.xml><?xml version="1.0" encoding="utf-8"?>
<math xmlns="http://www.w3.org/1998/Math/MathML" display="block">
  <semantics>
    <mfrac>
      <mrow>
        <mn>1</mn>
        <mo stretchy="false">/</mo>
        <mn>2</mn>
      </mrow>
      <mrow>
        <mrow>
          <mn>1</mn>
          <mo stretchy="false">/</mo>
          <mn>2</mn>
        </mrow>
        <mo stretchy="false">+</mo>
        <mrow>
          <mn>1</mn>
          <mo stretchy="false">/</mo>
          <mn>5</mn>
        </mrow>
        <mo stretchy="false">+</mo>
        <mrow>
          <mn>1</mn>
          <mo stretchy="false">/</mo>
          <mn>6</mn>
        </mrow>
        <mo stretchy="false">+</mo>
        <mrow>
          <mn>1</mn>
          <mo stretchy="false">/</mo>
          <mn>11</mn>
        </mrow>
      </mrow>
    </mfrac>
    <annotation encoding="StarMath 5.0">{1/2} over {1/2+1/5+1/6+1/11} </annotation>
  </semantics>
</math>
</file>

<file path=Object 2/content.xml><?xml version="1.0" encoding="utf-8"?>
<math xmlns="http://www.w3.org/1998/Math/MathML" display="block">
  <semantics>
    <mfrac>
      <mrow>
        <mn>1</mn>
        <mo stretchy="false">/</mo>
        <mn>5</mn>
      </mrow>
      <mrow>
        <mrow>
          <mn>1</mn>
          <mo stretchy="false">/</mo>
          <mn>2</mn>
        </mrow>
        <mo stretchy="false">+</mo>
        <mrow>
          <mn>1</mn>
          <mo stretchy="false">/</mo>
          <mn>5</mn>
        </mrow>
        <mo stretchy="false">+</mo>
        <mrow>
          <mn>1</mn>
          <mo stretchy="false">/</mo>
          <mn>6</mn>
        </mrow>
        <mo stretchy="false">+</mo>
        <mrow>
          <mn>1</mn>
          <mo stretchy="false">/</mo>
          <mn>11</mn>
        </mrow>
      </mrow>
    </mfrac>
    <annotation encoding="StarMath 5.0">{1/5} over {1/2+1/5+1/6+1/11} </annotation>
  </semantics>
</math>
</file>

<file path=Object 3/content.xml><?xml version="1.0" encoding="utf-8"?>
<math xmlns="http://www.w3.org/1998/Math/MathML" display="block">
  <semantics>
    <mfrac>
      <mrow>
        <mn>1</mn>
        <mo stretchy="false">/</mo>
        <mn>6</mn>
      </mrow>
      <mrow>
        <mrow>
          <mn>1</mn>
          <mo stretchy="false">/</mo>
          <mn>2</mn>
        </mrow>
        <mo stretchy="false">+</mo>
        <mrow>
          <mn>1</mn>
          <mo stretchy="false">/</mo>
          <mn>5</mn>
        </mrow>
        <mo stretchy="false">+</mo>
        <mrow>
          <mn>1</mn>
          <mo stretchy="false">/</mo>
          <mn>6</mn>
        </mrow>
        <mo stretchy="false">+</mo>
        <mrow>
          <mn>1</mn>
          <mo stretchy="false">/</mo>
          <mn>11</mn>
        </mrow>
      </mrow>
    </mfrac>
    <annotation encoding="StarMath 5.0">{1/6} over {1/2+1/5+1/6+1/11} </annotation>
  </semantics>
</math>
</file>

<file path=Object 4/content.xml><?xml version="1.0" encoding="utf-8"?>
<math xmlns="http://www.w3.org/1998/Math/MathML" display="block">
  <semantics>
    <mfrac>
      <mrow>
        <mn>1</mn>
        <mo stretchy="false">/</mo>
        <mn>11</mn>
      </mrow>
      <mrow>
        <mrow>
          <mn>1</mn>
          <mo stretchy="false">/</mo>
          <mn>2</mn>
        </mrow>
        <mo stretchy="false">+</mo>
        <mrow>
          <mn>1</mn>
          <mo stretchy="false">/</mo>
          <mn>5</mn>
        </mrow>
        <mo stretchy="false">+</mo>
        <mrow>
          <mn>1</mn>
          <mo stretchy="false">/</mo>
          <mn>6</mn>
        </mrow>
        <mo stretchy="false">+</mo>
        <mrow>
          <mn>1</mn>
          <mo stretchy="false">/</mo>
          <mn>11</mn>
        </mrow>
      </mrow>
    </mfrac>
    <annotation encoding="StarMath 5.0">{1/11} over {1/2+1/5+1/6+1/11} </annotation>
  </semantics>
</math>
</file>

<file path=Object 5/content.xml><?xml version="1.0" encoding="utf-8"?>
<math xmlns="http://www.w3.org/1998/Math/MathML" display="block">
  <semantics>
    <mfrac>
      <mn>1</mn>
      <mrow>
        <mn>1</mn>
        <mo stretchy="false">∗</mo>
        <mn>2</mn>
      </mrow>
    </mfrac>
    <annotation encoding="StarMath 5.0">{1} over { 1 * 2 } </annotation>
  </semantics>
</math>
</file>

<file path=Object 6/content.xml><?xml version="1.0" encoding="utf-8"?>
<math xmlns="http://www.w3.org/1998/Math/MathML" display="block">
  <semantics>
    <mfrac>
      <mn>1</mn>
      <mrow>
        <mn>2</mn>
        <mo stretchy="false">∗</mo>
        <mn>2</mn>
      </mrow>
    </mfrac>
    <annotation encoding="StarMath 5.0">{1} over { 2 * 2 } </annotation>
  </semantics>
</math>
</file>

<file path=Object 7/content.xml><?xml version="1.0" encoding="utf-8"?>
<math xmlns="http://www.w3.org/1998/Math/MathML" display="block">
  <semantics>
    <mfrac>
      <mn>1</mn>
      <mrow>
        <mn>3</mn>
        <mo stretchy="false">∗</mo>
        <mn>2</mn>
      </mrow>
    </mfrac>
    <annotation encoding="StarMath 5.0">{1} over { 3 * 2 } </annotation>
  </semantics>
</math>
</file>

<file path=Object 8/content.xml><?xml version="1.0" encoding="utf-8"?>
<math xmlns="http://www.w3.org/1998/Math/MathML" display="block">
  <semantics>
    <mfrac>
      <mn>1</mn>
      <mrow>
        <mn>4</mn>
        <mo stretchy="false">∗</mo>
        <mn>2</mn>
      </mrow>
    </mfrac>
    <annotation encoding="StarMath 5.0">{1} over { 4 * 2 } </annotation>
  </semantics>
</math>
</file>